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b5341" officeooo:paragraph-rsid="000b5341" style:font-size-asian="15pt" style:font-size-complex="15pt"/>
    </style:style>
    <style:style style:name="P2" style:family="paragraph" style:parent-style-name="Standard">
      <style:text-properties fo:font-size="15pt" officeooo:rsid="00152c56" officeooo:paragraph-rsid="00152c56" style:font-size-asian="15pt" style:font-size-complex="15pt"/>
    </style:style>
    <style:style style:name="P3" style:family="paragraph" style:parent-style-name="Standard">
      <style:text-properties fo:font-size="15pt" fo:font-weight="bold" officeooo:rsid="000b5341" officeooo:paragraph-rsid="000b5341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e480d" officeooo:paragraph-rsid="000e480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normal" officeooo:rsid="000e480d" officeooo:paragraph-rsid="000e480d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e480d" officeooo:paragraph-rsid="000e480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normal" officeooo:rsid="000e480d" officeooo:paragraph-rsid="000e480d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normal" officeooo:rsid="000e480d" officeooo:paragraph-rsid="000f133c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normal" officeooo:rsid="000f1b3e" officeooo:paragraph-rsid="0010ab5b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normal" officeooo:rsid="0010ab5b" officeooo:paragraph-rsid="0010ab5b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normal" officeooo:rsid="001293bc" officeooo:paragraph-rsid="001293bc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normal" officeooo:rsid="00129a75" officeooo:paragraph-rsid="00129a75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style:text-underline-style="none" fo:font-weight="normal" officeooo:rsid="0010ab5b" officeooo:paragraph-rsid="0010ab5b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style:text-underline-style="none" fo:font-weight="normal" officeooo:rsid="0010ab5b" officeooo:paragraph-rsid="00126a46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style:text-underline-style="none" fo:font-weight="bold" officeooo:rsid="00129a75" officeooo:paragraph-rsid="00129a75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normal" officeooo:rsid="000b5341" officeooo:paragraph-rsid="000b5341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00d4237" officeooo:paragraph-rsid="000d4237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style:text-underline-style="none" fo:font-weight="normal" officeooo:rsid="000e480d" officeooo:paragraph-rsid="000e480d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style:text-underline-style="none" fo:font-weight="normal" officeooo:rsid="000f133c" officeooo:paragraph-rsid="000f133c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style:text-underline-style="none" fo:font-weight="normal" officeooo:rsid="000f1b3e" officeooo:paragraph-rsid="000f1b3e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style:text-underline-style="none" fo:font-weight="normal" officeooo:rsid="0010ab5b" officeooo:paragraph-rsid="0010ab5b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style:text-underline-style="none" fo:font-weight="normal" officeooo:rsid="0011ce08" officeooo:paragraph-rsid="0010ab5b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style:text-underline-style="none" fo:font-weight="normal" officeooo:rsid="00126a46" officeooo:paragraph-rsid="0010ab5b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style:text-underline-style="none" fo:font-weight="normal" officeooo:rsid="00129a75" officeooo:paragraph-rsid="001293bc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size="15pt" style:text-underline-style="none" fo:font-weight="normal" officeooo:rsid="00129a75" officeooo:paragraph-rsid="00129a75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style:text-underline-style="none" fo:font-weight="normal" officeooo:rsid="00173606" officeooo:paragraph-rsid="00173606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15pt" style:text-underline-style="none" fo:font-weight="bold" officeooo:rsid="000e480d" officeooo:paragraph-rsid="000e480d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style:text-underline-style="none" fo:font-weight="bold" officeooo:rsid="000f133c" officeooo:paragraph-rsid="000f133c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style:text-underline-style="none" fo:font-weight="bold" officeooo:rsid="000f1b3e" officeooo:paragraph-rsid="000f1b3e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style:text-underline-style="none" fo:font-weight="bold" officeooo:rsid="0011ce08" officeooo:paragraph-rsid="0010ab5b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style:text-underline-style="none" fo:font-weight="bold" officeooo:rsid="00129a75" officeooo:paragraph-rsid="00129a75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style:text-underline-style="none" fo:font-weight="bold" officeooo:rsid="001293bc" officeooo:paragraph-rsid="001293bc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style:text-underline-style="none" fo:font-weight="bold" officeooo:rsid="00173606" officeooo:paragraph-rsid="00173606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style:text-underline-style="none" fo:font-weight="bold" officeooo:rsid="00173f50" officeooo:paragraph-rsid="00173f50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style:text-underline-style="none" fo:font-weight="bold" officeooo:rsid="00177029" officeooo:paragraph-rsid="00177029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ce08" style:font-weight-asian="bold" style:font-weight-complex="bold"/>
    </style:style>
    <style:style style:name="T3" style:family="text">
      <style:text-properties fo:font-weight="bold" officeooo:rsid="00126a4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423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c5c00" loext:opacity="100%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officeooo:rsid="000f133c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0f133c" style:font-weight-asian="bold" style:font-weight-complex="bold"/>
    </style:style>
    <style:style style:name="T14" style:family="text">
      <style:text-properties style:text-underline-style="none" fo:font-weight="bold" officeooo:rsid="0010ab5b" style:font-weight-asian="bold" style:font-weight-complex="bold"/>
    </style:style>
    <style:style style:name="T15" style:family="text">
      <style:text-properties officeooo:rsid="0011ce08"/>
    </style:style>
    <style:style style:name="T16" style:family="text">
      <style:text-properties officeooo:rsid="00126a46"/>
    </style:style>
    <style:style style:name="T17" style:family="text">
      <style:text-properties officeooo:rsid="001293bc"/>
    </style:style>
    <style:style style:name="T18" style:family="text">
      <style:text-properties officeooo:rsid="00173f50"/>
    </style:style>
    <style:style style:name="T19" style:family="text">
      <style:text-properties officeooo:rsid="0018d4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quivos</text:p>
      <text:p text:style-name="P2"/>
      <text:p text:style-name="P2">Conj de dados manipulados como uma unidade</text:p>
      <text:p text:style-name="P2">São armazenados em armazenamento secundário (HD, SSD, Discos…)</text:p>
      <text:p text:style-name="P2"/>
      <text:p text:style-name="P2">SO’s criam uma <text:span text:style-name="T1">interface</text:span> para facilitar a navegação entre os arquivos do usuário e ao mesmo tempo proteger esses dados contra ataques invasivos. </text:p>
      <text:p text:style-name="P2">São os Sistemas de Arquivo.</text:p>
      <text:p text:style-name="P1"/>
      <text:p text:style-name="P1"/>
      <text:p text:style-name="P1">-----------------------------------------------------------------------------------------------</text:p>
      <text:p text:style-name="P1"/>
      <text:p text:style-name="P1"/>
      <text:p text:style-name="P1">Hierarquia de Dados</text:p>
      <text:p text:style-name="P1"/>
      <text:p text:style-name="P1"><text:span text:style-name="T1">nivel mais baixo</text:span> = bits</text:p>
      <text:p text:style-name="P1"><text:span text:style-name="T1">nivel seguinte </text:span>= padrões de bits de tamanho fixo (bytes, caracteres e palavras)</text:p>
      <text:p text:style-name="P1">byte = 8 bits</text:p>
      <text:p text:style-name="P1">palavras = a quantidade de bits que o processador consegue processar por vez</text:p>
      <text:p text:style-name="P1">caracteres = mapeiam bytes em símbolos</text:p>
      <text:p text:style-name="P1"/>
      <text:p text:style-name="P1">Campo(Conj de caracteres) &lt; <text:s/>Registro(conj de campos) &lt; <text:s/>Arquivo(conj de registros)</text:p>
      <text:p text:style-name="P1"/>
      <text:p text:style-name="P1"/>
      <text:p text:style-name="P3">nível mais alto = <text:span text:style-name="T4">sistema de arquivos ou banco de dados</text:span></text:p>
      <text:p text:style-name="P16"/>
      <text:p text:style-name="P16">Volume (unidade) : conjunto de arquivos</text:p>
      <text:p text:style-name="P16"/>
      <text:p text:style-name="P16">-----------------------------------------------------------------------------------------------</text:p>
      <text:p text:style-name="P16">-Operações em um arquivo:</text:p>
      <text:p text:style-name="P16">abrir</text:p>
      <text:p text:style-name="P16">fechar</text:p>
      <text:p text:style-name="P16">criar</text:p>
      <text:p text:style-name="P16">destruir</text:p>
      <text:p text:style-name="P16">copiar</text:p>
      <text:p text:style-name="P16">renomear</text:p>
      <text:p text:style-name="P16">listar</text:p>
      <text:p text:style-name="P16"/>
      <text:p text:style-name="P16">-Operações em dados do arquivo:</text:p>
      <text:p text:style-name="P16">ler</text:p>
      <text:p text:style-name="P16">escrever</text:p>
      <text:p text:style-name="P16"><text:soft-page-break/>atualizar</text:p>
      <text:p text:style-name="P16">inserir</text:p>
      <text:p text:style-name="P16">apagar</text:p>
      <text:p text:style-name="P16"/>
      <text:p text:style-name="P16">-Atributos de um arquivo</text:p>
      <text:p text:style-name="P16">localização</text:p>
      <text:p text:style-name="P16">acessibilidade</text:p>
      <text:p text:style-name="P16">tipo</text:p>
      <text:p text:style-name="P16">volatilidade</text:p>
      <text:p text:style-name="P16">atividade</text:p>
      <text:p text:style-name="P16"/>
      <text:p text:style-name="P16">Arquivo = conj. de registros (um ou mais)</text:p>
      <text:p text:style-name="P16">--------------------------------------------------------------------------------------------</text:p>
      <text:p text:style-name="P3">Sistemas de arquivo<text:span text:style-name="T5">:</text:span></text:p>
      <text:p text:style-name="P17">-gerenciamento dos arquivos</text:p>
      <text:p text:style-name="P17">-gerenciamento do armazenamento auxiliar (secundário ou terciário)</text:p>
      <text:p text:style-name="P17">-mecanismos de integridade dos arquivos</text:p>
      <text:p text:style-name="P17">-métodos de acesso aos dados</text:p>
      <text:p text:style-name="P16"/>
      <text:p text:style-name="P16"/>
      <text:p text:style-name="P17">Caracteristícas:</text:p>
      <text:p text:style-name="P17"/>
      <text:p text:style-name="P17">-explícita independência de dispositivo(arquivos com nomes simbólicos)</text:p>
      <text:p text:style-name="P17">-recurso de cópia de segurança e recuperação</text:p>
      <text:p text:style-name="P17">-recurso de criptografia e descriptografia</text:p>
      <text:p text:style-name="P17"/>
      <text:p text:style-name="P17">------------------------------------------------------------------------------------------------</text:p>
      <text:p text:style-name="P4">Diretórios:</text:p>
      <text:p text:style-name="P5">Arquivos que contém o nome e o local de <text:span text:style-name="T6">outros arquivos</text:span> do sistema de arquivos.</text:p>
      <text:p text:style-name="P5"/>
      <text:p text:style-name="P6">Sistema de arquivos de nível único (ou plano):</text:p>
      <text:p text:style-name="P5">-armazena todos os seus arquivos em um <text:span text:style-name="T8">único</text:span> diretório</text:p>
      <text:p text:style-name="P5">-busca linear do conteúdo do diretório para localizar cada arquivo</text:p>
      <text:p text:style-name="P5"/>
      <text:p text:style-name="P6">Sistema de arquivos hierárquico:</text:p>
      <text:p text:style-name="P6">-<text:span text:style-name="T10">raiz indica a localização do diretorio raiz</text:span></text:p>
      <text:p text:style-name="P18">-diretorio raiz aponta para os outros diretorios (de usuário) que terão entrada para seus arquivos</text:p>
      <text:p text:style-name="P18">-o nome do arquivo é formado com o nome do caminho desde o diretório raiz até o arquivo</text:p>
      <text:p text:style-name="P18"/>
      <text:p text:style-name="P27"><text:soft-page-break/>Diretório de trabalho:</text:p>
      <text:p text:style-name="P7"><text:span text:style-name="T9">-</text:span><text:span text:style-name="T11">usa nomes de caminho</text:span></text:p>
      <text:p text:style-name="P8"><text:span text:style-name="T11">-</text:span><text:span text:style-name="T13">Caminho absoluto</text:span><text:span text:style-name="T11"> = diretório de trabalho +</text:span><text:span text:style-name="T13"> caminho relativo</text:span></text:p>
      <text:p text:style-name="P28"/>
      <text:p text:style-name="P28">Ligação:</text:p>
      <text:p text:style-name="P19">flexível :localização lógica</text:p>
      <text:p text:style-name="P19">estrita: localização física</text:p>
      <text:p text:style-name="P19"/>
      <text:p text:style-name="P29">Metadados:</text:p>
      <text:p text:style-name="P20">informações que protegem a integridade do sistema de arquivos</text:p>
      <text:p text:style-name="P20">superblocos</text:p>
      <text:p text:style-name="P19"/>
      <text:p text:style-name="P10"><text:span text:style-name="T9">abertura do arquivo →</text:span> descritor de arquivo</text:p>
      <text:p text:style-name="P10"/>
      <text:p text:style-name="P9"><text:span text:style-name="T12">M</text:span><text:span text:style-name="T14">ontagem</text:span><text:span text:style-name="T12">:</text:span></text:p>
      <text:p text:style-name="P13">Associar vários sistemas de arquivos em um único espaço de modo que são referenciados de um único diretório-raiz</text:p>
      <text:p text:style-name="P13">------------------------------------------------------------------------------------------------</text:p>
      <text:p text:style-name="P13"/>
      <text:p text:style-name="P9"><text:span text:style-name="T14">Alocação de arquivos</text:span><text:span text:style-name="T12">:</text:span></text:p>
      <text:p text:style-name="P13">sistemas de alocação contíguos são substituídos por sistemas de alocação não contíguos e mais dinâmicos</text:p>
      <text:p text:style-name="P13">-<text:span text:style-name="T7">Contígua</text:span></text:p>
      <text:p text:style-name="P13"><text:span text:style-name="T1">-</text:span><text:span text:style-name="T7">Não Contígua </text:span></text:p>
      <text:p text:style-name="P13"><text:span text:style-name="T1"><text:s text:c="4"/>-</text:span><text:span text:style-name="T2">Lista Encadeada (arquivo dividido em setores, noção de blocos) <text:s/></text:span></text:p>
      <text:p text:style-name="P13"><text:span text:style-name="T2"><text:s text:c="5"/></text:span><text:span text:style-name="T15"><text:s text:c="2"/>Blocos = conjunto de setores</text:span></text:p>
      <text:p text:style-name="P22"><text:s text:c="7"/>Blocos grandes x blocos pequenos</text:p>
      <text:p text:style-name="P30"><text:s text:c="5"/>-Tabular </text:p>
      <text:p text:style-name="P13"><text:span text:style-name="T2"><text:s text:c="7"/></text:span><text:span text:style-name="T16">Tabela que armazena ponteiros para blocos de arquivo</text:span></text:p>
      <text:p text:style-name="P23"><text:s text:c="7"/>Essa tabela pode ser mantida em memória cache </text:p>
      <text:p text:style-name="P23"><text:s text:c="7"/>Ex: sistema de arquivos FAT da Microsoft</text:p>
      <text:p text:style-name="P14"><text:span text:style-name="T2"><text:s text:c="5"/>-</text:span><text:span text:style-name="T3">Indexada</text:span><text:span text:style-name="T2"> </text:span></text:p>
      <text:p text:style-name="P14"><text:span text:style-name="T2"><text:s text:c="6"/></text:span><text:span text:style-name="T17">Arquivo – bloco de índice ou vários blocos de índice</text:span></text:p>
      <text:p text:style-name="P14"><text:s text:c="7"/><text:span text:style-name="T17">Bloco de índice(inodes) = ponteiros para os blocos de dados do arquivo</text:span></text:p>
      <text:p text:style-name="P14"/>
      <text:p text:style-name="P14">------------------------------------------------------------------------------------------------</text:p>
      <text:p text:style-name="P11"><text:span text:style-name="T14">G</text:span><text:span text:style-name="T12">erenciamento de Espaço Livre:</text:span></text:p>
      <text:p text:style-name="P24"/>
      <text:p text:style-name="P25">Lista de livres: lista encadeada de blocos que contém a localização dos blocos livres</text:p>
      <text:p text:style-name="P25">Mapa de bits: cada bit corresponde a um bloco na memória</text:p>
      <text:p text:style-name="P25"/>
      <text:p text:style-name="P25"><text:soft-page-break/></text:p>
      <text:p text:style-name="P25">-----------------------------------------------------------------------------------------------</text:p>
      <text:p text:style-name="P15">Controle de acesso a arquivos:</text:p>
      <text:p text:style-name="P25">Gerenciar acesso dos usuários aos dados</text:p>
      <text:p text:style-name="P15">-Matriz de controle de acesso </text:p>
      <text:p text:style-name="P25">Não serve para instalação com grande número de usuários e grande quantidade de arquivos</text:p>
      <text:p text:style-name="P12"><text:span text:style-name="T12">-Classes de usuário</text:span><text:span text:style-name="T9"> (ex: proprietario do arquivo,usuario,grupo,publico,projeto)</text:span></text:p>
      <text:p text:style-name="P25">Dados de controle de acesso armazenados como parte do bloco de controle de arquivo</text:p>
      <text:p text:style-name="P32"/>
      <text:p text:style-name="P33">-----------------------------------------------------------------------------------------------</text:p>
      <text:p text:style-name="P33"/>
      <text:p text:style-name="P33">Sistema de arquivos /proc</text:p>
      <text:p text:style-name="P26">Não se trata de arquivos reais armazenados em dispositivos físicos. São arquivos imaginários criados dinamicamente pelo núcleo durante a leitura/escrita dos mesmos</text:p>
      <text:p text:style-name="P33"/>
      <text:p text:style-name="P33">Informação sobre Processos</text:p>
      <text:p text:style-name="P33">Informação sobre o Hardware</text:p>
      <text:p text:style-name="P33">Informação sobre o núcleo do sistema <text:span text:style-name="T19">(configurações e estado)</text:span></text:p>
      <text:p text:style-name="P33">Informação sobre drives de disco presentes no sistema, sistemas de arquivos montados a partir deles <text:span text:style-name="T18">e arquivos de sistema</text:span></text:p>
      <text:p text:style-name="P35">Informações sobre estatísticas do sistema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9T13:10:15.054000000</meta:creation-date>
    <dc:date>2022-06-29T15:59:59.729000000</dc:date>
    <meta:editing-duration>PT47M10S</meta:editing-duration>
    <meta:editing-cycles>11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103" meta:word-count="584" meta:character-count="4592" meta:non-whitespace-character-count="4038"/>
  </office:meta>
</office:document-meta>
</file>